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quencedHashMap.entry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quencedHashMap.lastIndexOf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readExternal( ObjectInput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quencedHashMap.getLa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insertEntry(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quencedHashMap.findEntry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quencedHashMap.writeExternal( ObjectOutput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quencedHashMap.putAll( Map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quencedHashMap.get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Iterator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quencedHashMap.removeEntry(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edIterator.OrderedIterator( int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quencedHashMap.valu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equencedHashMap.getValu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dHashMap.indexOf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quencedHashMap.getFir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quencedHashMap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ge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quencedHash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ntry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dHashMap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createSenti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quencedHash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quencedHashMap.containsValue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quencedHashMap.SequencedHashMap( Map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edIterat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quencedHashMap.removeImpl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quencedHash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SequencedHashMap( int initialSize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dHashMap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dHashMap.get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remove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quencedHashMap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sequ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quencedHashMap.get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quencedHashMap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quencedHash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getEntry(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quencedHashMap.Sequenced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dHashMap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dHashMap.getFir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SequencedHashMap( int initi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